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aa00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" style:family="text">
      <style:text-properties fo:color="#00aa00" style:font-name="Monospace" fo:font-size="10pt" fo:font-style="italic" style:text-underline-style="none" fo:font-weight="normal" style:font-name-asian="Monospace" style:font-size-asian="10pt" style:font-style-asian="italic" style:font-weight-asian="normal" style:font-name-complex="Monospace" style:font-size-complex="10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artmentsearch Appointment Information</text:p>
      <text:section text:style-name="Sect1" text:name="Section1">
        <text:p text:style-name="P1">[[ repeatIn(objects,'departmentsearch')]]</text:p>
        <text:p text:style-name="P1">Patient ID: [[ departmentsearch.patient_id]]</text:p>
        <text:p text:style-name="Standard"><text:span text:style-name="T4">Patient Name: [[ departmentsearch.full_name ]]</text:span></text:p>
        <text:p text:style-name="P1"/>
        <text:p text:style-name="P1"><text:span text:style-name="T1">ตารางการนัดหมาย</text:span>:</text:p>
        <text:section text:style-name="Sect1" text:name="Section2">
          <text:p text:style-name="P1">[[ repeatIn(departmentsearch .appointment_ids,'appointment') ]]</text:p>
          <text:p text:style-name="P1">-[[ appointment.date]] [[appointment.patient_id.full_name]]</text:p>
        </text:section>
        <text:p text:style-name="P1"/>
        <text:p text:style-name="P1"/>
      </text:section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5:00:35</meta:creation-date>
    <dc:date>2014-04-24T15:36:09</dc:date>
    <meta:editing-duration>PT12M39S</meta:editing-duration>
    <meta:editing-cycles>7</meta:editing-cycles>
    <meta:generator>LibreOffice/3.4$Unix LibreOffice_project/340m1$Build-502</meta:generator>
    <meta:document-statistic meta:table-count="0" meta:image-count="0" meta:object-count="0" meta:page-count="1" meta:paragraph-count="7" meta:word-count="36" meta:character-count="309" meta:non-whitespace-character-count="294"/>
  </office:meta>
</office:document-meta>
</file>